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3.4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jobs</text:p>
          </table:table-cell>
          <table:table-cell table:style-name="Default" office:value-type="string" calcext:value-type="string">
            <text:p>probabi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1.20e-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673" calcext:value-type="float">
            <text:p>2,67E-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5.57e-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1.12e-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.22e-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4.29e-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8.09e-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49e-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' 2.68e-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' 4.71e-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' 8.09e-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' 1.35e-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' 2.20e-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' 3.49e-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' 5.38e-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' 8.08e-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' 1.17e-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' 1.66e-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' 2.28e-0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' 3.03e-0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' 3.90e-0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' 4.84e-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' 5.81e-0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' 6.73e-0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' 7.50e-0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' 8.03e-0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' 8.26e-0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' 8.15e-0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' 7.68e-0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' 6.91e-0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' 5.92e-0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' 4.82e-0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' 3.72e-0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' 2.71e-0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' 1.86e-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' 1.19e-0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' 7.17e-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' 3.99e-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' 2.05e-0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' 9.69e-0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' 4.15e-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' 1.60e-0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5.49e-0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1.64e-0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4.23e-0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9.08e-0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1.55e-0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.00e-0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1.71e-0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7.35e-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3T11:34:22.830406787</dc:date>
    <dc:creator>knizontes </dc:creator>
    <meta:document-statistic meta:table-count="1" meta:cell-count="102" meta:object-count="0"/>
    <meta:generator>LibreOffice/4.1.3.2$Linux_X86_64 LibreOffice_project/410m0$Build-2</meta:generator>
  </office:meta>
</office:document-meta>
</file>